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757b9"/>
    </style:style>
    <style:style style:name="P2" style:family="paragraph" style:parent-style-name="Standard">
      <style:text-properties officeooo:paragraph-rsid="00192f15"/>
    </style:style>
    <style:style style:name="P3" style:family="paragraph" style:parent-style-name="Standard">
      <style:text-properties fo:font-weight="bold" officeooo:paragraph-rsid="0019b1c4" style:font-weight-asian="bold" style:font-weight-complex="bold"/>
    </style:style>
    <style:style style:name="P4" style:family="paragraph" style:parent-style-name="Standard">
      <style:text-properties fo:font-weight="bold" officeooo:paragraph-rsid="001a85b0" style:font-weight-asian="bold" style:font-weight-complex="bold"/>
    </style:style>
    <style:style style:name="P5" style:family="paragraph" style:parent-style-name="Standard">
      <style:text-properties fo:font-weight="bold" officeooo:paragraph-rsid="001bbd48" style:font-weight-asian="bold" style:font-weight-complex="bold"/>
    </style:style>
    <style:style style:name="P6" style:family="paragraph" style:parent-style-name="Standard">
      <style:text-properties fo:font-weight="bold" officeooo:paragraph-rsid="001cda02" style:font-weight-asian="bold" style:font-weight-complex="bold"/>
    </style:style>
    <style:style style:name="P7" style:family="paragraph" style:parent-style-name="Standard">
      <style:text-properties fo:font-weight="bold" officeooo:paragraph-rsid="001ef6ad" style:font-weight-asian="bold" style:font-weight-complex="bold"/>
    </style:style>
    <style:style style:name="P8" style:family="paragraph" style:parent-style-name="Standard">
      <style:text-properties fo:font-weight="bold" officeooo:paragraph-rsid="0020c8ab" style:font-weight-asian="bold" style:font-weight-complex="bold"/>
    </style:style>
    <style:style style:name="P9" style:family="paragraph" style:parent-style-name="Standard">
      <style:text-properties fo:font-weight="bold" officeooo:paragraph-rsid="0026058d" style:font-weight-asian="bold" style:font-weight-complex="bold"/>
    </style:style>
    <style:style style:name="P10" style:family="paragraph" style:parent-style-name="Standard">
      <style:text-properties fo:font-weight="bold" officeooo:rsid="0019b1c4" officeooo:paragraph-rsid="0019b1c4" style:font-weight-asian="bold" style:font-weight-complex="bold"/>
    </style:style>
    <style:style style:name="P11" style:family="paragraph" style:parent-style-name="Standard">
      <style:text-properties fo:font-weight="bold" officeooo:rsid="001a85b0" officeooo:paragraph-rsid="001a85b0" style:font-weight-asian="bold" style:font-weight-complex="bold"/>
    </style:style>
    <style:style style:name="P12" style:family="paragraph" style:parent-style-name="Standard">
      <style:text-properties fo:font-weight="bold" officeooo:rsid="001bbd48" officeooo:paragraph-rsid="001bbd48" style:font-weight-asian="bold" style:font-weight-complex="bold"/>
    </style:style>
    <style:style style:name="P13" style:family="paragraph" style:parent-style-name="Standard">
      <style:text-properties fo:font-size="13pt" fo:font-weight="bold" officeooo:paragraph-rsid="002439bf" style:font-size-asian="13pt" style:font-weight-asian="bold" style:font-size-complex="13pt" style:font-weight-complex="bold"/>
    </style:style>
    <style:style style:name="P14" style:family="paragraph" style:parent-style-name="Standard">
      <style:text-properties officeooo:rsid="001757b9" officeooo:paragraph-rsid="001757b9"/>
    </style:style>
    <style:style style:name="P15" style:family="paragraph" style:parent-style-name="Standard">
      <style:text-properties officeooo:rsid="00192f15" officeooo:paragraph-rsid="00192f15"/>
    </style:style>
    <style:style style:name="P16" style:family="paragraph" style:parent-style-name="Standard">
      <style:text-properties officeooo:rsid="0019b1c4" officeooo:paragraph-rsid="00192f15"/>
    </style:style>
    <style:style style:name="P17" style:family="paragraph" style:parent-style-name="Standard">
      <style:text-properties fo:font-weight="normal" officeooo:rsid="0019b1c4" officeooo:paragraph-rsid="0019b1c4" style:font-weight-asian="normal" style:font-weight-complex="normal"/>
    </style:style>
    <style:style style:name="P18" style:family="paragraph" style:parent-style-name="Standard">
      <style:text-properties fo:font-weight="normal" officeooo:rsid="001a85b0" officeooo:paragraph-rsid="001a85b0" style:font-weight-asian="normal" style:font-weight-complex="normal"/>
    </style:style>
    <style:style style:name="P19" style:family="paragraph" style:parent-style-name="Standard">
      <style:text-properties fo:font-weight="normal" officeooo:rsid="001bbd48" officeooo:paragraph-rsid="001bbd48" style:font-weight-asian="normal" style:font-weight-complex="normal"/>
    </style:style>
    <style:style style:name="P20" style:family="paragraph" style:parent-style-name="Standard">
      <style:text-properties style:text-underline-style="solid" style:text-underline-width="auto" style:text-underline-color="font-color" fo:font-weight="bold" officeooo:rsid="001a85b0" officeooo:paragraph-rsid="001a85b0" style:font-weight-asian="bold" style:font-weight-complex="bold"/>
    </style:style>
    <style:style style:name="P21" style:family="paragraph" style:parent-style-name="Standard">
      <style:text-properties officeooo:rsid="001a85b0" officeooo:paragraph-rsid="001a85b0"/>
    </style:style>
    <style:style style:name="P22" style:family="paragraph" style:parent-style-name="Standard">
      <style:text-properties style:text-underline-style="none" fo:font-weight="normal" officeooo:rsid="001bbd48" officeooo:paragraph-rsid="001bbd48" style:font-weight-asian="normal" style:font-weight-complex="normal"/>
    </style:style>
    <style:style style:name="P23" style:family="paragraph" style:parent-style-name="Standard">
      <style:text-properties style:text-underline-style="none" fo:font-weight="normal" officeooo:rsid="001cda02" officeooo:paragraph-rsid="001cda02" style:font-weight-asian="normal" style:font-weight-complex="normal"/>
    </style:style>
    <style:style style:name="P24" style:family="paragraph" style:parent-style-name="Standard">
      <style:text-properties style:text-underline-style="none" fo:font-weight="normal" officeooo:rsid="001d5a49" officeooo:paragraph-rsid="001cda02" style:font-weight-asian="normal" style:font-weight-complex="normal"/>
    </style:style>
    <style:style style:name="P25" style:family="paragraph" style:parent-style-name="Standard">
      <style:text-properties style:text-underline-style="none" fo:font-weight="normal" officeooo:rsid="001ef6ad" officeooo:paragraph-rsid="001ef6ad" style:font-weight-asian="normal" style:font-weight-complex="normal"/>
    </style:style>
    <style:style style:name="P26" style:family="paragraph" style:parent-style-name="Standard">
      <style:text-properties style:text-underline-style="none" fo:font-weight="normal" officeooo:rsid="0022767a" officeooo:paragraph-rsid="0020c8ab" style:font-weight-asian="normal" style:font-weight-complex="normal"/>
    </style:style>
    <style:style style:name="P27" style:family="paragraph" style:parent-style-name="Standard">
      <style:text-properties style:text-underline-style="none" fo:font-weight="normal" officeooo:rsid="0022767a" officeooo:paragraph-rsid="0022767a" style:font-weight-asian="normal" style:font-weight-complex="normal"/>
    </style:style>
    <style:style style:name="P28" style:family="paragraph" style:parent-style-name="Standard">
      <style:text-properties style:text-underline-style="none" fo:font-weight="normal" officeooo:rsid="002439bf" officeooo:paragraph-rsid="002439bf" style:font-weight-asian="normal" style:font-weight-complex="normal"/>
    </style:style>
    <style:style style:name="P29" style:family="paragraph" style:parent-style-name="Standard">
      <style:text-properties style:text-underline-style="none" fo:font-weight="normal" officeooo:rsid="002439bf" officeooo:paragraph-rsid="001ef6ad" style:font-weight-asian="normal" style:font-weight-complex="normal"/>
    </style:style>
    <style:style style:name="P30" style:family="paragraph" style:parent-style-name="Standard">
      <style:text-properties style:text-underline-style="none" fo:font-weight="normal" officeooo:rsid="00253ff6" officeooo:paragraph-rsid="00253ff6" style:font-weight-asian="normal" style:font-weight-complex="normal"/>
    </style:style>
    <style:style style:name="P31" style:family="paragraph" style:parent-style-name="Standard">
      <style:text-properties style:text-underline-style="none" fo:font-weight="normal" officeooo:rsid="00253ff6" officeooo:paragraph-rsid="001ef6ad" style:font-weight-asian="normal" style:font-weight-complex="normal"/>
    </style:style>
    <style:style style:name="P32" style:family="paragraph" style:parent-style-name="Standard">
      <style:text-properties style:text-underline-style="none" fo:font-weight="normal" officeooo:rsid="0026058d" officeooo:paragraph-rsid="001ef6ad" style:font-weight-asian="normal" style:font-weight-complex="normal"/>
    </style:style>
    <style:style style:name="P33" style:family="paragraph" style:parent-style-name="Standard">
      <style:text-properties style:text-underline-style="none" fo:font-weight="normal" officeooo:rsid="0026058d" officeooo:paragraph-rsid="0026058d" style:font-weight-asian="normal" style:font-weight-complex="normal"/>
    </style:style>
    <style:style style:name="P34" style:family="paragraph" style:parent-style-name="Standard">
      <style:text-properties style:text-underline-style="none" fo:font-weight="normal" officeooo:rsid="0026058d" officeooo:paragraph-rsid="002b5b54" style:font-weight-asian="normal" style:font-weight-complex="normal"/>
    </style:style>
    <style:style style:name="P35" style:family="paragraph" style:parent-style-name="Standard">
      <style:text-properties style:text-underline-style="none" fo:font-weight="normal" officeooo:rsid="00270bb6" officeooo:paragraph-rsid="0026058d" style:font-weight-asian="normal" style:font-weight-complex="normal"/>
    </style:style>
    <style:style style:name="P36" style:family="paragraph" style:parent-style-name="Standard">
      <style:text-properties style:text-underline-style="none" fo:font-weight="bold" officeooo:rsid="0020c8ab" officeooo:paragraph-rsid="0020c8ab" style:font-weight-asian="bold" style:font-weight-complex="bold"/>
    </style:style>
    <style:style style:name="P37" style:family="paragraph" style:parent-style-name="Standard" style:list-style-name="L1">
      <style:text-properties officeooo:rsid="001a85b0" officeooo:paragraph-rsid="001a85b0"/>
    </style:style>
    <style:style style:name="P38" style:family="paragraph" style:parent-style-name="Standard">
      <style:text-properties style:text-underline-style="none" fo:font-weight="normal" officeooo:rsid="0029db60" officeooo:paragraph-rsid="0029db60" style:font-weight-asian="normal" style:font-weight-complex="normal"/>
    </style:style>
    <style:style style:name="P39" style:family="paragraph" style:parent-style-name="Standard">
      <style:text-properties style:text-underline-style="none" fo:font-weight="normal" officeooo:rsid="0029db60" officeooo:paragraph-rsid="002b5b54" style:font-weight-asian="normal" style:font-weight-complex="normal"/>
    </style:style>
    <style:style style:name="P40" style:family="paragraph" style:parent-style-name="Standard">
      <style:text-properties style:text-underline-style="none" fo:font-weight="normal" officeooo:rsid="002a3052" officeooo:paragraph-rsid="002a3052" style:font-weight-asian="normal" style:font-weight-complex="normal"/>
    </style:style>
    <style:style style:name="P41" style:family="paragraph" style:parent-style-name="Standard">
      <style:text-properties style:text-underline-style="none" fo:font-weight="normal" officeooo:rsid="002a3052" officeooo:paragraph-rsid="002b5b54" style:font-weight-asian="normal" style:font-weight-complex="normal"/>
    </style:style>
    <style:style style:name="P42" style:family="paragraph" style:parent-style-name="Standard">
      <style:text-properties style:text-underline-style="none" fo:font-weight="normal" officeooo:rsid="002c1438" officeooo:paragraph-rsid="002c1438" style:font-weight-asian="normal" style:font-weight-complex="normal"/>
    </style:style>
    <style:style style:name="P43" style:family="paragraph" style:parent-style-name="Standard">
      <style:text-properties style:text-underline-style="none" fo:font-weight="bold" officeooo:rsid="002a3052" officeooo:paragraph-rsid="002a3052" style:font-weight-asian="bold" style:font-weight-complex="bold"/>
    </style:style>
    <style:style style:name="P44" style:family="paragraph" style:parent-style-name="Standard">
      <style:text-properties style:text-underline-style="none" fo:font-weight="bold" officeooo:rsid="002c1438" officeooo:paragraph-rsid="002c1438" style:font-weight-asian="bold" style:font-weight-complex="bold"/>
    </style:style>
    <style:style style:name="P45" style:family="paragraph" style:parent-style-name="Standard">
      <style:text-properties style:text-underline-style="none" fo:font-weight="bold" officeooo:rsid="002c1438" officeooo:paragraph-rsid="002e844d" style:font-weight-asian="bold" style:font-weight-complex="bold"/>
    </style:style>
    <style:style style:name="P46" style:family="paragraph" style:parent-style-name="Standard">
      <style:text-properties style:text-underline-style="none" fo:font-weight="bold" officeooo:rsid="002c1438" officeooo:paragraph-rsid="00301c01" style:font-weight-asian="bold" style:font-weight-complex="bold"/>
    </style:style>
    <style:style style:name="T1" style:family="text">
      <style:text-properties officeooo:rsid="001757b9"/>
    </style:style>
    <style:style style:name="T2" style:family="text">
      <style:text-properties officeooo:rsid="00192f15"/>
    </style:style>
    <style:style style:name="T3" style:family="text">
      <style:text-properties officeooo:rsid="0019b1c4"/>
    </style:style>
    <style:style style:name="T4" style:family="text">
      <style:text-properties fo:font-weight="normal" officeooo:rsid="0019b1c4" style:font-weight-asian="normal" style:font-weight-complex="normal"/>
    </style:style>
    <style:style style:name="T5" style:family="text">
      <style:text-properties fo:font-weight="normal" officeooo:rsid="002e844d" style:font-weight-asian="normal" style:font-weight-complex="normal"/>
    </style:style>
    <style:style style:name="T6" style:family="text">
      <style:text-properties fo:font-weight="normal" officeooo:rsid="00301c01" style:font-weight-asian="normal" style:font-weight-complex="normal"/>
    </style:style>
    <style:style style:name="T7" style:family="text">
      <style:text-properties officeooo:rsid="001a85b0"/>
    </style:style>
    <style:style style:name="T8" style:family="text">
      <style:text-properties style:text-underline-style="solid" style:text-underline-width="auto" style:text-underline-color="font-color" officeooo:rsid="001a85b0"/>
    </style:style>
    <style:style style:name="T9" style:family="text">
      <style:text-properties style:text-underline-style="solid" style:text-underline-width="auto" style:text-underline-color="font-color" officeooo:rsid="001b04c7"/>
    </style:style>
    <style:style style:name="T10" style:family="text">
      <style:text-properties officeooo:rsid="001bbd48"/>
    </style:style>
    <style:style style:name="T11" style:family="text">
      <style:text-properties style:text-underline-style="none" fo:font-weight="normal" officeooo:rsid="001bbd48" style:font-weight-asian="normal" style:font-weight-complex="normal"/>
    </style:style>
    <style:style style:name="T12" style:family="text">
      <style:text-properties style:text-underline-style="none" fo:font-weight="normal" officeooo:rsid="001cda02" style:font-weight-asian="normal" style:font-weight-complex="normal"/>
    </style:style>
    <style:style style:name="T13" style:family="text">
      <style:text-properties style:text-underline-style="none" fo:font-weight="normal" officeooo:rsid="001d5a49" style:font-weight-asian="normal" style:font-weight-complex="normal"/>
    </style:style>
    <style:style style:name="T14" style:family="text">
      <style:text-properties style:text-underline-style="none" fo:font-weight="normal" officeooo:rsid="001ef6ad" style:font-weight-asian="normal" style:font-weight-complex="normal"/>
    </style:style>
    <style:style style:name="T15" style:family="text">
      <style:text-properties style:text-underline-style="none" fo:font-weight="normal" officeooo:rsid="0020c8ab" style:font-weight-asian="normal" style:font-weight-complex="normal"/>
    </style:style>
    <style:style style:name="T16" style:family="text">
      <style:text-properties style:text-underline-style="none" fo:font-weight="normal" officeooo:rsid="0022767a" style:font-weight-asian="normal" style:font-weight-complex="normal"/>
    </style:style>
    <style:style style:name="T17" style:family="text">
      <style:text-properties style:text-underline-style="none" fo:font-weight="normal" officeooo:rsid="002439bf" style:font-weight-asian="normal" style:font-weight-complex="normal"/>
    </style:style>
    <style:style style:name="T18" style:family="text">
      <style:text-properties style:text-underline-style="none" fo:font-weight="normal" officeooo:rsid="00253ff6" style:font-weight-asian="normal" style:font-weight-complex="normal"/>
    </style:style>
    <style:style style:name="T19" style:family="text">
      <style:text-properties style:text-underline-style="none" fo:font-weight="normal" officeooo:rsid="0026058d" style:font-weight-asian="normal" style:font-weight-complex="normal"/>
    </style:style>
    <style:style style:name="T20" style:family="text">
      <style:text-properties style:text-underline-style="none" fo:font-weight="normal" officeooo:rsid="00270bb6" style:font-weight-asian="normal" style:font-weight-complex="normal"/>
    </style:style>
    <style:style style:name="T21" style:family="text">
      <style:text-properties style:text-underline-style="none" officeooo:rsid="002439bf"/>
    </style:style>
    <style:style style:name="T22" style:family="text">
      <style:text-properties officeooo:rsid="0029db60"/>
    </style:style>
    <style:style style:name="T23" style:family="text">
      <style:text-properties officeooo:rsid="002b5b54"/>
    </style:style>
    <style:style style:name="T24" style:family="text">
      <style:text-properties officeooo:rsid="002e844d"/>
    </style:style>
    <style:style style:name="T25" style:family="text">
      <style:text-properties officeooo:rsid="00301c0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Need a MainMenu class </text:p>
      <text:p text:style-name="P14"><text:s text:c="2"/>-Contains menu options New Game, Load Game, Exit.</text:p>
      <text:p text:style-name="P1"><text:span text:style-name="T1">**</text:span><text:span text:style-name="T2">Is our startGameMenu.h file</text:span></text:p>
      <text:p text:style-name="P14"/>
      <text:p text:style-name="P15">Perhaps some kind of cleanup function to be implemented and inherited across class hierarchies like menus, such that.</text:p>
      <text:p text:style-name="P15"/>
      <text:p text:style-name="P2"><text:span text:style-name="T2">**Need to have a loadMenu class </text:span><text:span text:style-name="T3">and a </text:span><text:span text:style-name="T2"><text:s/>created, even though it's listed we never built it.**</text:span></text:p>
      <text:p text:style-name="P15"/>
      <text:p text:style-name="P15"/>
      <text:p text:style-name="P15"/>
      <text:p text:style-name="P15">StartGameMenu</text:p>
      <text:p text:style-name="P15"><text:tab/>Run &lt;-switch //menu</text:p>
      <text:p text:style-name="P2"><text:span text:style-name="T2"><text:s text:c="8"/><text:tab/></text:span><text:span text:style-name="T3">Load() &lt;-Make loadMenu.run();</text:span></text:p>
      <text:p text:style-name="P16"><text:s/><text:tab/>New() &lt;-Character creation menu → game()</text:p>
      <text:p text:style-name="P15"><text:s text:c="12"/></text:p>
      <text:p text:style-name="P15"/>
      <text:p text:style-name="P10">For loading games from a save file:</text:p>
      <text:p text:style-name="P10"/>
      <text:p text:style-name="P3"><text:span text:style-name="T3"><text:tab/></text:span><text:span text:style-name="T4">*Wishlist for later: Ability to check for files with expected extension in the given directory which should be the save files. E.g. files with extension .glad. </text:span></text:p>
      <text:p text:style-name="P17"/>
      <text:p text:style-name="P17"><text:tab/>For now: Just prompt user to input the name of the file to load the game from.</text:p>
      <text:p text:style-name="P17"/>
      <text:p text:style-name="P17"/>
      <text:p text:style-name="P17"/>
      <text:p text:style-name="P20">Hypothetical format of Save Files:</text:p>
      <text:p text:style-name="P18"/>
      <text:list xml:id="list1840284617" text:style-name="L1">
        <text:list-item>
          <text:p text:style-name="P37">GLAD</text:p>
        </text:list-item>
        <text:list-item>
          <text:p text:style-name="P37">Money = 500</text:p>
        </text:list-item>
        <text:list-item>
          <text:p text:style-name="P37">BattleNumber = 5</text:p>
        </text:list-item>
        <text:list-item>
          <text:p text:style-name="P37">#PartyStart</text:p>
        </text:list-item>
      </text:list>
      <text:p text:style-name="P21"/>
      <text:p text:style-name="P21"/>
      <text:p text:style-name="P4"><text:span text:style-name="T7">OR: </text:span><text:span text:style-name="T8">Use XML to store files and use parser libraries to </text:span><text:span text:style-name="T9">read the data</text:span></text:p>
      <text:p text:style-name="P11"/>
      <text:p text:style-name="P11"/>
      <text:p text:style-name="P12">LoadMenu:</text:p>
      <text:p text:style-name="P12"/>
      <text:p text:style-name="P19">string filename;</text:p>
      <text:p text:style-name="P19">istream </text:p>
      <text:p text:style-name="P12"/>
      <text:p text:style-name="P5"><text:span text:style-name="T10"><text:s text:c="4"/></text:span><text:span text:style-name="T11">Run()</text:span></text:p>
      <text:p text:style-name="P22"><text:s text:c="4"/><text:tab/>Prompt for filename from user</text:p>
      <text:p text:style-name="P22"><text:s text:c="12"/>Check if file exists</text:p>
      <text:p text:style-name="P22"><text:s text:c="12"/>If Exists, Parse() from file</text:p>
      <text:p text:style-name="P22"><text:s text:c="17"/>if not, re-prompt for file.</text:p>
      <text:p text:style-name="P22"/>
      <text:p text:style-name="P22"><text:s text:c="12"/>Parse(istream&amp;)</text:p>
      <text:p text:style-name="P22"><text:soft-page-break/><text:s text:c="13"/></text:p>
      <text:p text:style-name="P22"><text:s text:c="12"/></text:p>
      <text:p text:style-name="P22"/>
      <text:p text:style-name="P23">Data implementation idea:</text:p>
      <text:p text:style-name="P23"/>
      <text:p text:style-name="P23"><text:s text:c="4"/>MegaDataGodObject that contains ALL the data that the game needs, including the money, battlenumber, Party Vector, enemy Vector, Inventory, everybloodything!!</text:p>
      <text:p text:style-name="P23"/>
      <text:p text:style-name="P6"><text:span text:style-name="T12">This is useful in the sense of passing data </text:span><text:span text:style-name="T13">between various levels of the program </text:span></text:p>
      <text:p text:style-name="P24"/>
      <text:p text:style-name="P24"/>
      <text:p text:style-name="P24"/>
      <text:p text:style-name="P24"/>
      <text:p text:style-name="P24"/>
      <text:p text:style-name="P25">Character creation (From New Game menu)<text:line-break/></text:p>
      <text:p text:style-name="P25"><text:tab/>Run()</text:p>
      <text:p text:style-name="P25"><text:tab/> <text:s text:c="2"/>for(number or character units to be created)</text:p>
      <text:p text:style-name="P25"><text:tab/> <text:s text:c="2"/>{</text:p>
      <text:p text:style-name="P25"><text:tab/><text:tab/>-ask for character name</text:p>
      <text:p text:style-name="P25"><text:s text:c="24"/>-ask for character job</text:p>
      <text:p text:style-name="P25"><text:s/><text:tab/> <text:s text:c="2"/>…</text:p>
      <text:p text:style-name="P25"><text:tab/> <text:s text:c="2"/>…</text:p>
      <text:p text:style-name="P25"/>
      <text:p text:style-name="P25"/>
      <text:p text:style-name="P25"/>
      <text:p text:style-name="P36">GAME</text:p>
      <text:p text:style-name="P8"><text:span text:style-name="T15"><text:s text:c="3"/><text:tab/></text:span><text:span text:style-name="T16">private:</text:span></text:p>
      <text:p text:style-name="P26"><text:s text:c="3"/><text:tab/><text:tab/>GameData* gamedata;</text:p>
      <text:p text:style-name="P26"><text:tab/><text:tab/>BackstageMenu* backstage;</text:p>
      <text:p text:style-name="P26"><text:s/><text:tab/><text:tab/></text:p>
      <text:p text:style-name="P26"><text:s/><text:tab/>public:</text:p>
      <text:p text:style-name="P26"><text:tab/><text:tab/>Run()</text:p>
      <text:p text:style-name="P26"><text:tab/><text:tab/>{</text:p>
      <text:p text:style-name="P27"><text:tab/><text:tab/><text:tab/>try</text:p>
      <text:p text:style-name="P27"><text:tab/><text:tab/><text:tab/>{</text:p>
      <text:p text:style-name="P26"><text:tab/><text:tab/><text:tab/><text:tab/>backstage.run();</text:p>
      <text:p text:style-name="P26"><text:tab/><text:tab/><text:tab/>}</text:p>
      <text:p text:style-name="P26"><text:tab/><text:tab/><text:tab/>catch( various exception catches will go here as needed)</text:p>
      <text:p text:style-name="P26"><text:tab/><text:tab/><text:tab/>{</text:p>
      <text:p text:style-name="P26"><text:tab/><text:tab/><text:tab/>}</text:p>
      <text:p text:style-name="P26"/>
      <text:p text:style-name="P26"><text:tab/><text:tab/>}</text:p>
      <text:p text:style-name="P25"/>
      <text:p text:style-name="P25"/>
      <text:p text:style-name="P25"/>
      <text:p text:style-name="P25"/>
      <text:p text:style-name="P25"/>
      <text:p text:style-name="P25"/>
      <text:p text:style-name="P25"><text:soft-page-break/></text:p>
      <text:p text:style-name="P13"><text:span text:style-name="T21">Backstage Menu: <text:s text:c="3"/></text:span><text:span text:style-name="T17">Pass in game data, as always.</text:span></text:p>
      <text:p text:style-name="P28"><text:tab/></text:p>
      <text:p text:style-name="P28"><text:s text:c="4"/>private:</text:p>
      <text:p text:style-name="P7"><text:span text:style-name="T14"><text:tab/></text:span><text:span text:style-name="T17">Gamedata* game</text:span><text:span text:style-name="T18">d</text:span><text:span text:style-name="T17">at</text:span><text:span text:style-name="T18">a</text:span><text:span text:style-name="T17">;</text:span></text:p>
      <text:p text:style-name="P29"><text:tab/>BattleEvent* battleEvent;</text:p>
      <text:p text:style-name="P7"><text:span text:style-name="T17"><text:tab/></text:span><text:span text:style-name="T18">StoreMenu* storeMenu</text:span><text:span text:style-name="T17">;</text:span></text:p>
      <text:p text:style-name="P7"><text:span text:style-name="T17"><text:tab/></text:span><text:span text:style-name="T18">EditCharacter* editCharacter;</text:span></text:p>
      <text:p text:style-name="P7"><text:span text:style-name="T18"><text:tab/></text:span><text:span text:style-name="T19">SaveGame* saveGame;</text:span></text:p>
      <text:p text:style-name="P29"/>
      <text:p text:style-name="P29"><text:s text:c="4"/>public:</text:p>
      <text:p text:style-name="P29"><text:tab/>GoToStore()</text:p>
      <text:p text:style-name="P29"><text:tab/>{</text:p>
      <text:p text:style-name="P29"><text:tab/><text:tab/>make storeMenu object</text:p>
      <text:p text:style-name="P7"><text:span text:style-name="T14"><text:tab/><text:tab/></text:span><text:span text:style-name="T17">storeMenu.run();</text:span></text:p>
      <text:p text:style-name="P7"><text:span text:style-name="T14"><text:tab/></text:span><text:span text:style-name="T17">}</text:span></text:p>
      <text:p text:style-name="P7"><text:span text:style-name="T17"><text:tab/></text:span><text:span text:style-name="T18">doBattle</text:span><text:span text:style-name="T17">()</text:span></text:p>
      <text:p text:style-name="P30"><text:tab/>{</text:p>
      <text:p text:style-name="P7"><text:span text:style-name="T14"><text:tab/><text:tab/></text:span><text:span text:style-name="T18">make battleEvent</text:span></text:p>
      <text:p text:style-name="P31"><text:tab/><text:tab/>battleEvent.run();</text:p>
      <text:p text:style-name="P7"><text:span text:style-name="T18"><text:tab/><text:tab/></text:span><text:span text:style-name="T19">check</text:span><text:span text:style-name="T20">GameCompletion</text:span><text:span text:style-name="T19">();</text:span></text:p>
      <text:p text:style-name="P31"><text:tab/>}</text:p>
      <text:p text:style-name="P31"><text:tab/>editCharacters()</text:p>
      <text:p text:style-name="P31"><text:tab/>{</text:p>
      <text:p text:style-name="P31"><text:tab/><text:tab/>make editCharacters object; //passing in subset of game data</text:p>
      <text:p text:style-name="P31"><text:tab/><text:tab/>editCharacters.run()</text:p>
      <text:p text:style-name="P31"><text:tab/>}</text:p>
      <text:p text:style-name="P7"><text:span text:style-name="T18"><text:tab/></text:span><text:span text:style-name="T19">SaveGame</text:span></text:p>
      <text:p text:style-name="P32"><text:tab/>{</text:p>
      <text:p text:style-name="P32"><text:tab/><text:tab/>make saveGame object and pass in gamedata;</text:p>
      <text:p text:style-name="P32"><text:tab/><text:tab/>saveGame.run()</text:p>
      <text:p text:style-name="P32"><text:tab/>}</text:p>
      <text:p text:style-name="P7"><text:span text:style-name="T19"><text:tab/>check</text:span><text:span text:style-name="T20">GameCompletion</text:span><text:span text:style-name="T19">()</text:span></text:p>
      <text:p text:style-name="P33"><text:tab/>{</text:p>
      <text:p text:style-name="P33"><text:tab/><text:tab/>//check the status of the game after the battle event return stats</text:p>
      <text:p text:style-name="P9"><text:span text:style-name="T19"><text:tab/><text:tab/>//if won game (on any of various win</text:span><text:span text:style-name="T20"> conditions: Enough money to buy bail,</text:span></text:p>
      <text:p text:style-name="P35"><text:tab/><text:tab/>// beaten all enemies in game, stats over a certain score... </text:p>
      <text:p text:style-name="P33"><text:tab/>}</text:p>
      <text:p text:style-name="P33"/>
      <text:p text:style-name="P33"/>
      <text:p text:style-name="P38">GameData <text:s text:c="3"/>//Using Singleton pattern to make a single instance of gamedata</text:p>
      <text:p text:style-name="P38">{</text:p>
      <text:p text:style-name="P38"><text:tab/>private:</text:p>
      <text:p text:style-name="P38"><text:tab/><text:tab/>GameData() <text:s text:c="2"/>//private constructor is part of the singleton pattern</text:p>
      <text:p text:style-name="P38"><text:tab/><text:tab/>string filename //needed for saving/loading files using Load and Save methods</text:p>
      <text:p text:style-name="P38"><text:tab/><text:tab/>istream is; <text:s/><text:tab/> //stream for saving/loading.</text:p>
      <text:p text:style-name="P38"/>
      <text:p text:style-name="P38"><text:tab/>Public:</text:p>
      <text:p text:style-name="P38"><text:tab/><text:tab/>LoadData()</text:p>
      <text:p text:style-name="P38"><text:soft-page-break/><text:tab/><text:tab/>Parse()</text:p>
      <text:p text:style-name="P38"><text:tab/><text:tab/>SaveData();</text:p>
      <text:p text:style-name="P38"/>
      <text:p text:style-name="P38"/>
      <text:p text:style-name="P40">}</text:p>
      <text:p text:style-name="P40"/>
      <text:p text:style-name="P40"/>
      <text:p text:style-name="P43">Questions about equipping items</text:p>
      <text:p text:style-name="P38"/>
      <text:p text:style-name="P40">So, we're in the Edit Characters menu, we have our vector of party members, and our inventory list.</text:p>
      <text:p text:style-name="P40"/>
      <text:p text:style-name="P40">We choose a character from the party and use their index to refer to them.</text:p>
      <text:p text:style-name="P40">We refer to that character and then choose one of the body slots for the equipment to be equipped to.</text:p>
      <text:p text:style-name="P41">→ Bring up a list of items in inventory that can be equipped </text:p>
      <text:p text:style-name="P41"/>
      <text:p text:style-name="P41"/>
      <text:p text:style-name="P41"/>
      <text:p text:style-name="P41"/>
      <text:p text:style-name="P34"><text:span text:style-name="T23">All equip-able item vector is being broken down into AllArmors and AllWeapons, so that they can be sorted based on subtypes </text:span><text:span text:style-name="T22"><text:tab/></text:span></text:p>
      <text:p text:style-name="P39"/>
      <text:p text:style-name="P39"/>
      <text:p text:style-name="P44">Unit class</text:p>
      <text:p text:style-name="P42"/>
      <text:p text:style-name="P42">Attributes for the Unit class: Should they be private values that require getters and setters for the subclasses (like PlayerCharacter and EnemyCharacter) to be able to access them and change them (i.e. player characters leveling up... Or should the attributes be protected so that the subclasses have direct access to them when needed. </text:p>
      <text:p text:style-name="P42"/>
      <text:p text:style-name="P42"/>
      <text:p text:style-name="P45"><text:span text:style-name="T24">BattleMenu</text:span><text:span text:style-name="T5"> <text:s/>→ Inheritance from Menu</text:span></text:p>
      <text:p text:style-name="P45"><text:span text:style-name="T5"/></text:p>
      <text:p text:style-name="P45"><text:span text:style-name="T5">BattleMenu(PlayerUnits, EnemyUnits);</text:span></text:p>
      <text:p text:style-name="P45"><text:span text:style-name="T5"><text:s text:c="2"/>-create Attack, item, and flee as strings in the list of strings to display to the user</text:span></text:p>
      <text:p text:style-name="P45"><text:span text:style-name="T5"><text:s text:c="2"/>-DrawMenu()</text:span></text:p>
      <text:p text:style-name="P45"><text:span text:style-name="T5"><text:tab/>Print the list of menu items to the screen</text:span></text:p>
      <text:p text:style-name="P45"><text:span text:style-name="T5"><text:s text:c="2"/>-HandleInput(currentUnit)</text:span></text:p>
      <text:p text:style-name="P45"><text:span text:style-name="T5"><text:tab/>Wait for user input (selection of 1, 2, 3...)</text:span></text:p>
      <text:p text:style-name="P45"><text:span text:style-name="T5"><text:tab/></text:span></text:p>
      <text:p text:style-name="P45"><text:span text:style-name="T5"><text:tab/>switch( </text:span><text:span text:style-name="T24">user choice</text:span><text:span text:style-name="T5"> )</text:span></text:p>
      <text:p text:style-name="P45"><text:span text:style-name="T5"><text:tab/>{</text:span></text:p>
      <text:p text:style-name="P45"><text:span text:style-name="T5"><text:tab/>case 1: //Attack</text:span></text:p>
      <text:p text:style-name="P45"><text:span text:style-name="T5"><text:tab/><text:tab/>show all units </text:span></text:p>
      <text:p text:style-name="P45"><text:span text:style-name="T5"><text:tab/><text:tab/>user selects a unit from the list</text:span></text:p>
      <text:p text:style-name="P45"><text:span text:style-name="T5"><text:tab/><text:tab/>Call fight Algorithm with (*Attacker* , *Target*)</text:span></text:p>
      <text:p text:style-name="P45"><text:span text:style-name="T5"><text:tab/><text:tab/><text:tab/></text:span></text:p>
      <text:p text:style-name="P45"><text:span text:style-name="T5"><text:tab/><text:tab/></text:span><text:span text:style-name="T25">Fight Algorithm</text:span></text:p>
      <text:p text:style-name="P45"><text:span text:style-name="T6"><text:tab/><text:tab/>Damage = Attacker.getAttackValue();</text:span></text:p>
      <text:p text:style-name="P45"><text:span text:style-name="T6"><text:tab/><text:tab/>Defense = Target.getDefense();</text:span></text:p>
      <text:p text:style-name="P46"><text:soft-page-break/><text:span text:style-name="T6"><text:tab/><text:tab/>Damage -= Defense;</text:span></text:p>
      <text:p text:style-name="P46"><text:span text:style-name="T6"><text:tab/><text:tab/>Target.recieveDamage(Damage); <text:s/>//Unit.recieveDamage deals with </text:span></text:p>
      <text:p text:style-name="P46"><text:span text:style-name="T6"/></text:p>
      <text:p text:style-name="P46"><text:span text:style-name="T6"><text:tab/>case 2: //Item</text:span></text:p>
      <text:p text:style-name="P46"><text:span text:style-name="T6"><text:tab/><text:tab/>Show all consumable Item</text:span></text:p>
      <text:p text:style-name="P46"><text:span text:style-name="T6"><text:tab/><text:tab/>User picks one (1, 2, 3 …)</text:span></text:p>
      <text:p text:style-name="P46"><text:span text:style-name="T6"><text:tab/><text:tab/>Show units to use item on</text:span></text:p>
      <text:p text:style-name="P46"><text:span text:style-name="T6"><text:tab/><text:tab/>user selects unit(target)</text:span></text:p>
      <text:p text:style-name="P46"><text:span text:style-name="T6"><text:tab/><text:tab/>ChosenItem.use(target)</text:span></text:p>
      <text:p text:style-name="P46"><text:span text:style-name="T6"><text:tab/><text:tab/>Delete Item from gameData.items</text:span></text:p>
      <text:p text:style-name="P46"><text:span text:style-name="T6"><text:tab/><text:tab/></text:span></text:p>
      <text:p text:style-name="P46"><text:span text:style-name="T6"><text:tab/>case 3: //Flee?<text:tab/><text:tab/><text:tab/></text:span></text:p>
      <text:p text:style-name="P46"><text:span text:style-name="T6"><text:tab/><text:tab/>FuckNoYouDie</text:span></text:p>
      <text:p text:style-name="P46"><text:span text:style-name="T6"><text:tab/></text:span></text:p>
      <text:p text:style-name="P46"><text:span text:style-name="T6"><text:tab/></text:span></text:p>
      <text:p text:style-name="P46"><text:span text:style-name="T6"><text:tab/><text:tab/></text:span></text:p>
      <text:p text:style-name="P45"><text:span text:style-name="T5"/></text:p>
      <text:p text:style-name="P45"><text:span text:style-name="T5"/></text:p>
      <text:p text:style-name="P45"><text:span text:style-name="T5"/></text:p>
      <text:p text:style-name="P45"><text:span text:style-name="T5">**Note TODO: <text:s/>Make so that receive damage in the Unit class will take all negative values for taking damage as 0, so that taking negative amounts of damage cannot be done.</text:span></text:p>
      <text:p text:style-name="P45"><text:span text:style-name="T5"/></text:p>
      <text:p text:style-name="P46"><text:span text:style-name="T6">Need to ensure you make all the wrapper classes: i.e. Inventory to wrap vector&lt;*items&gt;</text:span></text:p>
      <text:p text:style-name="P46"><text:span text:style-name="T6"/></text:p>
      <text:p text:style-name="P46"><text:span text:style-name="T6"/></text:p>
      <text:p text:style-name="P46"><text:span text:style-name="T6"/></text:p>
      <text:p text:style-name="P46"><text:span text:style-name="T6"><text:s text:c="4"/></text:span><text:span text:style-name="T25">Still need to discuss: <text:s text:c="4"/>UnitEquipment</text:span></text:p>
      <text:p text:style-name="P46"><text:span text:style-name="T25"><text:tab/><text:tab/><text:tab/><text:tab/>Store Menu</text:span></text:p>
      <text:p text:style-name="P46"><text:span text:style-name="T25"><text:tab/><text:tab/><text:tab/><text:tab/>Edit Characters<text:tab/><text:tab/><text:tab/><text:tab/></text:span></text:p>
      <text:p text:style-name="P46"><text:span text:style-name="T25"><text:tab/><text:tab/><text:tab/><text:tab/>Exit Menu</text:span></text:p>
      <text:p text:style-name="P46"><text:span text:style-name="T25"><text:tab/><text:tab/><text:tab/><text:tab/>Menu (The base Men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son </meta:initial-creator>
    <meta:creation-date>2010-11-18T17:00:33</meta:creation-date>
    <meta:generator>OpenOffice.org/3.2$Linux OpenOffice.org_project/320m19$Build-9505</meta:generator>
    <dc:date>2010-11-21T22:39:38</dc:date>
    <dc:creator>Jason </dc:creator>
    <meta:editing-duration>PT08H49M51S</meta:editing-duration>
    <meta:editing-cycles>9</meta:editing-cycles>
    <meta:document-statistic meta:table-count="0" meta:image-count="0" meta:object-count="0" meta:page-count="5" meta:paragraph-count="152" meta:word-count="722" meta:character-count="4846"/>
  </office:meta>
</office:document-meta>
</file>